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officeooo:rsid="0012ca46" officeooo:paragraph-rsid="0012ca46"/>
    </style:style>
    <style:style style:name="P2" style:family="paragraph" style:parent-style-name="Standard" style:list-style-name="L1">
      <style:text-properties officeooo:rsid="0055f807" officeooo:paragraph-rsid="0055f807"/>
    </style:style>
    <style:style style:name="P3" style:family="paragraph" style:parent-style-name="Standard" style:list-style-name="L1">
      <style:text-properties officeooo:rsid="00555b8d" officeooo:paragraph-rsid="00555b8d"/>
    </style:style>
    <style:style style:name="P4" style:family="paragraph" style:parent-style-name="Standard" style:list-style-name="L1">
      <style:text-properties officeooo:rsid="00547f22" officeooo:paragraph-rsid="00547f22"/>
    </style:style>
    <style:style style:name="P5" style:family="paragraph" style:parent-style-name="Standard" style:list-style-name="L1">
      <style:text-properties officeooo:rsid="00547f22" officeooo:paragraph-rsid="00555b8d"/>
    </style:style>
    <style:style style:name="P6" style:family="paragraph" style:parent-style-name="Standard" style:list-style-name="L1">
      <style:text-properties officeooo:rsid="005792e5" officeooo:paragraph-rsid="005792e5"/>
    </style:style>
    <style:style style:name="P7" style:family="paragraph" style:parent-style-name="Standard" style:list-style-name="L1">
      <style:text-properties officeooo:rsid="00584def" officeooo:paragraph-rsid="00584def"/>
    </style:style>
    <style:style style:name="P8" style:family="paragraph" style:parent-style-name="Standard" style:list-style-name="L1">
      <style:text-properties officeooo:rsid="00593bd6" officeooo:paragraph-rsid="00593bd6"/>
    </style:style>
    <style:style style:name="P9" style:family="paragraph" style:parent-style-name="Standard" style:list-style-name="L1">
      <style:text-properties officeooo:rsid="0056cbac" officeooo:paragraph-rsid="0056cbac"/>
    </style:style>
    <style:style style:name="P10" style:family="paragraph" style:parent-style-name="Standard" style:list-style-name="L1">
      <style:text-properties officeooo:rsid="00133b08" officeooo:paragraph-rsid="00133b08"/>
    </style:style>
    <style:style style:name="P11" style:family="paragraph" style:parent-style-name="Standard" style:list-style-name="L1">
      <style:text-properties officeooo:rsid="005c490a" officeooo:paragraph-rsid="005c490a"/>
    </style:style>
    <style:style style:name="P12" style:family="paragraph" style:parent-style-name="Standard" style:list-style-name="L1">
      <style:text-properties officeooo:rsid="0014e7f6" officeooo:paragraph-rsid="0014e7f6"/>
    </style:style>
    <style:style style:name="P13" style:family="paragraph" style:parent-style-name="Standard" style:list-style-name="L1">
      <style:text-properties officeooo:rsid="0016b422" officeooo:paragraph-rsid="0016b422"/>
    </style:style>
    <style:style style:name="P14" style:family="paragraph" style:parent-style-name="Standard" style:list-style-name="L1">
      <style:text-properties officeooo:rsid="005e24c1" officeooo:paragraph-rsid="005e24c1"/>
    </style:style>
    <style:style style:name="P15" style:family="paragraph" style:parent-style-name="Standard" style:list-style-name="L1">
      <style:text-properties officeooo:rsid="003d083b" officeooo:paragraph-rsid="003d083b"/>
    </style:style>
    <style:style style:name="P16" style:family="paragraph" style:parent-style-name="Standard" style:list-style-name="L1">
      <style:text-properties officeooo:rsid="0018471a" officeooo:paragraph-rsid="0018471a"/>
    </style:style>
    <style:style style:name="P17" style:family="paragraph" style:parent-style-name="Standard" style:list-style-name="L1">
      <style:text-properties officeooo:rsid="0018471a" officeooo:paragraph-rsid="001cef8e"/>
    </style:style>
    <style:style style:name="P18" style:family="paragraph" style:parent-style-name="Standard" style:list-style-name="L1">
      <style:text-properties officeooo:rsid="00275564" officeooo:paragraph-rsid="00275564"/>
    </style:style>
    <style:style style:name="P19" style:family="paragraph" style:parent-style-name="Standard" style:list-style-name="L1">
      <style:text-properties fo:language="en" fo:country="CA" officeooo:rsid="001cef8e" officeooo:paragraph-rsid="001cef8e"/>
    </style:style>
    <style:style style:name="P20" style:family="paragraph" style:parent-style-name="Standard" style:list-style-name="L1">
      <style:text-properties fo:language="en" fo:country="CA" officeooo:rsid="002924ac" officeooo:paragraph-rsid="002924ac"/>
    </style:style>
    <style:style style:name="P21" style:family="paragraph" style:parent-style-name="Standard" style:list-style-name="L1">
      <style:text-properties fo:language="en" fo:country="CA" officeooo:rsid="001c352f" officeooo:paragraph-rsid="001c352f"/>
    </style:style>
    <style:style style:name="P22" style:family="paragraph" style:parent-style-name="Standard" style:list-style-name="L1">
      <style:text-properties fo:language="en" fo:country="CA" officeooo:rsid="001c352f" officeooo:paragraph-rsid="00238f91"/>
    </style:style>
    <style:style style:name="P23" style:family="paragraph" style:parent-style-name="Standard" style:list-style-name="L1">
      <style:text-properties fo:language="en" fo:country="CA" officeooo:rsid="001c352f" officeooo:paragraph-rsid="00267f47"/>
    </style:style>
    <style:style style:name="P24" style:family="paragraph" style:parent-style-name="Standard" style:list-style-name="L1">
      <style:text-properties fo:language="en" fo:country="CA" officeooo:rsid="00364dbd" officeooo:paragraph-rsid="00364dbd"/>
    </style:style>
    <style:style style:name="P25" style:family="paragraph" style:parent-style-name="Standard" style:list-style-name="L1">
      <style:text-properties fo:language="en" fo:country="CA" officeooo:rsid="002aa374" officeooo:paragraph-rsid="002aa374"/>
    </style:style>
    <style:style style:name="P26" style:family="paragraph" style:parent-style-name="Standard" style:list-style-name="L1">
      <style:text-properties fo:language="en" fo:country="CA" officeooo:rsid="0037be6f" officeooo:paragraph-rsid="0037be6f"/>
    </style:style>
    <style:style style:name="P27" style:family="paragraph" style:parent-style-name="Standard" style:list-style-name="L1">
      <style:text-properties fo:language="en" fo:country="CA" officeooo:rsid="00275564" officeooo:paragraph-rsid="00275564"/>
    </style:style>
    <style:style style:name="P28" style:family="paragraph" style:parent-style-name="Standard" style:list-style-name="L1">
      <style:text-properties fo:language="en" fo:country="CA" officeooo:rsid="0031dbc0" officeooo:paragraph-rsid="0031dbc0"/>
    </style:style>
    <style:style style:name="P29" style:family="paragraph" style:parent-style-name="Standard" style:list-style-name="L1">
      <style:text-properties fo:language="en" fo:country="CA" officeooo:rsid="003f4604" officeooo:paragraph-rsid="003f4604"/>
    </style:style>
    <style:style style:name="P30" style:family="paragraph" style:parent-style-name="Standard" style:list-style-name="L1">
      <style:text-properties fo:language="en" fo:country="CA" officeooo:rsid="00336f4c" officeooo:paragraph-rsid="00336f4c"/>
    </style:style>
    <style:style style:name="P31" style:family="paragraph" style:parent-style-name="Standard" style:list-style-name="L1">
      <style:text-properties fo:language="en" fo:country="CA" officeooo:rsid="0033eafb" officeooo:paragraph-rsid="0033eafb"/>
    </style:style>
    <style:style style:name="P32" style:family="paragraph" style:parent-style-name="Standard" style:list-style-name="L1">
      <style:text-properties fo:language="en" fo:country="CA" officeooo:rsid="001e3cec" officeooo:paragraph-rsid="001e3cec"/>
    </style:style>
    <style:style style:name="P33" style:family="paragraph" style:parent-style-name="Standard" style:list-style-name="L1">
      <style:text-properties fo:language="en" fo:country="CA" officeooo:rsid="001e3cec" officeooo:paragraph-rsid="001ffeb1"/>
    </style:style>
    <style:style style:name="P34" style:family="paragraph" style:parent-style-name="Standard" style:list-style-name="L1">
      <style:text-properties fo:language="en" fo:country="CA" officeooo:rsid="001ffeb1" officeooo:paragraph-rsid="00214d3b"/>
    </style:style>
    <style:style style:name="P35" style:family="paragraph" style:parent-style-name="Standard" style:list-style-name="L1">
      <style:text-properties fo:language="en" fo:country="CA" officeooo:rsid="00214d3b" officeooo:paragraph-rsid="00214d3b"/>
    </style:style>
    <style:style style:name="P36" style:family="paragraph" style:parent-style-name="Standard" style:list-style-name="L1">
      <style:text-properties fo:language="en" fo:country="CA" officeooo:rsid="00216ce7" officeooo:paragraph-rsid="00216ce7"/>
    </style:style>
    <style:style style:name="P37" style:family="paragraph" style:parent-style-name="Standard" style:list-style-name="L1">
      <style:text-properties fo:language="en" fo:country="CA" officeooo:rsid="0038e519" officeooo:paragraph-rsid="0038e519"/>
    </style:style>
    <style:style style:name="P38" style:family="paragraph" style:parent-style-name="Standard" style:list-style-name="L1">
      <style:text-properties fo:language="en" fo:country="CA" officeooo:rsid="00393b5c" officeooo:paragraph-rsid="00393b5c"/>
    </style:style>
    <style:style style:name="P39" style:family="paragraph" style:parent-style-name="Standard" style:list-style-name="L1">
      <style:text-properties fo:language="en" fo:country="CA" officeooo:rsid="003b6e95" officeooo:paragraph-rsid="003b6e95"/>
    </style:style>
    <style:style style:name="P40" style:family="paragraph" style:parent-style-name="Standard" style:list-style-name="L1">
      <style:text-properties fo:language="en" fo:country="CA" officeooo:rsid="003dacd0" officeooo:paragraph-rsid="003dacd0"/>
    </style:style>
    <style:style style:name="P41" style:family="paragraph" style:parent-style-name="Standard" style:list-style-name="L1">
      <style:text-properties fo:language="en" fo:country="CA" officeooo:rsid="0041eb4e" officeooo:paragraph-rsid="0041eb4e"/>
    </style:style>
    <style:style style:name="P42" style:family="paragraph" style:parent-style-name="Standard" style:list-style-name="L1">
      <style:text-properties fo:language="en" fo:country="CA" officeooo:rsid="002c63f0" officeooo:paragraph-rsid="002c63f0"/>
    </style:style>
    <style:style style:name="P43" style:family="paragraph" style:parent-style-name="Standard" style:list-style-name="L1">
      <style:text-properties fo:language="en" fo:country="CA" officeooo:rsid="0034d067" officeooo:paragraph-rsid="0034d067"/>
    </style:style>
    <style:style style:name="P44" style:family="paragraph" style:parent-style-name="Standard" style:list-style-name="L1">
      <style:text-properties fo:language="en" fo:country="CA" officeooo:rsid="0040830d" officeooo:paragraph-rsid="0040830d"/>
    </style:style>
    <style:style style:name="P45" style:family="paragraph" style:parent-style-name="Standard" style:list-style-name="L1">
      <style:text-properties fo:language="en" fo:country="CA" officeooo:rsid="002dbe15" officeooo:paragraph-rsid="002dbe15"/>
    </style:style>
    <style:style style:name="P46" style:family="paragraph" style:parent-style-name="Standard" style:list-style-name="L1">
      <style:text-properties fo:language="en" fo:country="CA" officeooo:rsid="0021575f" officeooo:paragraph-rsid="0021575f"/>
    </style:style>
    <style:style style:name="P47" style:family="paragraph" style:parent-style-name="Standard" style:list-style-name="L1">
      <style:text-properties fo:language="en" fo:country="CA" officeooo:rsid="0021575f" officeooo:paragraph-rsid="0021b3c3"/>
    </style:style>
    <style:style style:name="P48" style:family="paragraph" style:parent-style-name="Standard" style:list-style-name="L1">
      <style:text-properties fo:language="en" fo:country="CA" officeooo:rsid="0021b3c3" officeooo:paragraph-rsid="0021b3c3"/>
    </style:style>
    <style:style style:name="P49" style:family="paragraph" style:parent-style-name="Standard" style:list-style-name="L1">
      <style:text-properties fo:language="en" fo:country="CA" officeooo:rsid="002b857a" officeooo:paragraph-rsid="002b857a"/>
    </style:style>
    <style:style style:name="P50" style:family="paragraph" style:parent-style-name="Standard" style:list-style-name="L1">
      <style:text-properties fo:language="en" fo:country="CA" officeooo:rsid="002f12b8" officeooo:paragraph-rsid="002f12b8"/>
    </style:style>
    <style:style style:name="P51" style:family="paragraph" style:parent-style-name="Standard" style:list-style-name="L1">
      <style:text-properties fo:language="en" fo:country="CA" officeooo:rsid="00267f47" officeooo:paragraph-rsid="00267f47"/>
    </style:style>
    <style:style style:name="P52" style:family="paragraph" style:parent-style-name="Standard" style:list-style-name="L1">
      <style:text-properties fo:language="en" fo:country="CA" officeooo:rsid="00305fd7" officeooo:paragraph-rsid="00305fd7"/>
    </style:style>
    <style:style style:name="P53" style:family="paragraph" style:parent-style-name="Standard" style:list-style-name="L1">
      <style:text-properties fo:language="en" fo:country="CA" officeooo:rsid="003ae028" officeooo:paragraph-rsid="003ae028"/>
    </style:style>
    <style:style style:name="P54" style:family="paragraph" style:parent-style-name="Standard" style:list-style-name="L1">
      <style:text-properties fo:language="en" fo:country="CA" officeooo:rsid="0043fc00" officeooo:paragraph-rsid="0043fc00"/>
    </style:style>
    <style:style style:name="P55" style:family="paragraph" style:parent-style-name="Standard" style:list-style-name="L1">
      <style:text-properties fo:language="en" fo:country="CA" officeooo:rsid="004d18da" officeooo:paragraph-rsid="004d18da"/>
    </style:style>
    <style:style style:name="P56" style:family="paragraph" style:parent-style-name="Standard" style:list-style-name="L1">
      <style:text-properties fo:language="en" fo:country="CA" officeooo:rsid="004572f1" officeooo:paragraph-rsid="004572f1"/>
    </style:style>
    <style:style style:name="P57" style:family="paragraph" style:parent-style-name="Standard" style:list-style-name="L1">
      <style:text-properties fo:language="en" fo:country="CA" officeooo:rsid="0047306b" officeooo:paragraph-rsid="0047306b"/>
    </style:style>
    <style:style style:name="P58" style:family="paragraph" style:parent-style-name="Standard" style:list-style-name="L1">
      <style:text-properties fo:language="en" fo:country="CA" officeooo:rsid="004c04ca" officeooo:paragraph-rsid="004c04ca"/>
    </style:style>
    <style:style style:name="P59" style:family="paragraph" style:parent-style-name="Standard" style:list-style-name="L1">
      <style:text-properties fo:language="en" fo:country="CA" officeooo:rsid="00482ce2" officeooo:paragraph-rsid="00482ce2"/>
    </style:style>
    <style:style style:name="P60" style:family="paragraph" style:parent-style-name="Standard" style:list-style-name="L1">
      <style:text-properties fo:language="en" fo:country="CA" officeooo:rsid="00493b42" officeooo:paragraph-rsid="00493b42"/>
    </style:style>
    <style:style style:name="P61" style:family="paragraph" style:parent-style-name="Standard" style:list-style-name="L1">
      <style:text-properties fo:language="en" fo:country="CA" officeooo:rsid="00493b42" officeooo:paragraph-rsid="0049fb8f"/>
    </style:style>
    <style:style style:name="P62" style:family="paragraph" style:parent-style-name="Standard" style:list-style-name="L1">
      <style:text-properties fo:language="en" fo:country="CA" officeooo:rsid="004e9be5" officeooo:paragraph-rsid="004e9be5"/>
    </style:style>
    <style:style style:name="P63" style:family="paragraph" style:parent-style-name="Standard" style:list-style-name="L1">
      <style:text-properties fo:language="en" fo:country="CA" officeooo:rsid="0049fb8f" officeooo:paragraph-rsid="0049fb8f"/>
    </style:style>
    <style:style style:name="P64" style:family="paragraph" style:parent-style-name="Standard" style:list-style-name="L1">
      <style:text-properties fo:language="en" fo:country="CA" officeooo:rsid="004a98ed" officeooo:paragraph-rsid="004a98ed"/>
    </style:style>
    <style:style style:name="P65" style:family="paragraph" style:parent-style-name="Standard" style:list-style-name="L1">
      <style:text-properties fo:language="en" fo:country="CA" officeooo:rsid="004ad104" officeooo:paragraph-rsid="004ad104"/>
    </style:style>
    <style:style style:name="P66" style:family="paragraph" style:parent-style-name="Standard" style:list-style-name="L1">
      <style:text-properties fo:language="en" fo:country="CA" officeooo:rsid="004b9c36" officeooo:paragraph-rsid="004b9c36"/>
    </style:style>
    <style:style style:name="P67" style:family="paragraph" style:parent-style-name="Standard" style:list-style-name="L1">
      <style:text-properties fo:language="en" fo:country="CA" officeooo:rsid="005010c5" officeooo:paragraph-rsid="005010c5"/>
    </style:style>
    <style:style style:name="P68" style:family="paragraph" style:parent-style-name="Standard" style:list-style-name="L1">
      <style:text-properties fo:language="en" fo:country="CA" officeooo:rsid="005a4097" officeooo:paragraph-rsid="005a4097"/>
    </style:style>
    <style:style style:name="P69" style:family="paragraph" style:parent-style-name="Standard" style:list-style-name="L1">
      <style:text-properties fo:language="en" fo:country="CA" officeooo:rsid="005b86ec" officeooo:paragraph-rsid="005b86ec"/>
    </style:style>
    <style:style style:name="P70" style:family="paragraph" style:parent-style-name="Standard" style:list-style-name="L1">
      <style:text-properties fo:language="en" fo:country="CA" officeooo:rsid="005c2e80" officeooo:paragraph-rsid="005c2e80"/>
    </style:style>
    <style:style style:name="P71" style:family="paragraph" style:parent-style-name="Standard" style:list-style-name="L1">
      <style:text-properties fo:language="en" fo:country="CA" officeooo:rsid="005e778a" officeooo:paragraph-rsid="005e778a"/>
    </style:style>
    <style:style style:name="P72" style:family="paragraph" style:parent-style-name="Standard" style:list-style-name="L1">
      <style:text-properties officeooo:rsid="0019f903" officeooo:paragraph-rsid="0019f903"/>
    </style:style>
    <style:style style:name="P73" style:family="paragraph" style:parent-style-name="Standard" style:list-style-name="L1">
      <style:text-properties fo:language="fr" fo:country="CA" officeooo:rsid="0051c17d" officeooo:paragraph-rsid="0051c17d"/>
    </style:style>
    <style:style style:name="T1" style:family="text">
      <style:text-properties officeooo:rsid="0021b3c3"/>
    </style:style>
    <style:style style:name="T2" style:family="text">
      <style:text-properties officeooo:rsid="00238f91"/>
    </style:style>
    <style:style style:name="T3" style:family="text">
      <style:text-properties officeooo:rsid="00256fd9"/>
    </style:style>
    <style:style style:name="T4" style:family="text">
      <style:text-properties officeooo:rsid="002924ac"/>
    </style:style>
    <style:style style:name="T5" style:family="text">
      <style:text-properties officeooo:rsid="00336f4c"/>
    </style:style>
    <style:style style:name="T6" style:family="text">
      <style:text-properties style:text-position="super 58%"/>
    </style:style>
    <style:style style:name="T7" style:family="text">
      <style:text-properties officeooo:rsid="003f4604"/>
    </style:style>
    <style:style style:name="T8" style:family="text">
      <style:text-properties officeooo:rsid="0047306b"/>
    </style:style>
    <style:style style:name="T9" style:family="text">
      <style:text-properties fo:language="fr" fo:country="CA"/>
    </style:style>
    <style:style style:name="T10" style:family="text">
      <style:text-properties officeooo:rsid="00555b8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4020571412" text:style-name="L1">
        <text:list-item>
          <text:p text:style-name="P1">Intro – <text:span text:style-name="T10">Come back and write this after the other parts have been developed</text:span></text:p>
          <text:list>
            <text:list-item>
              <text:p text:style-name="P2">Motivation</text:p>
            </text:list-item>
            <text:list-item>
              <text:p text:style-name="P2">Objectives</text:p>
              <text:list>
                <text:list-item>
                  <text:p text:style-name="P2">Slightly extend original paper and refine synthesis model</text:p>
                </text:list-item>
              </text:list>
            </text:list-item>
            <text:list-item>
              <text:p text:style-name="P2">Thesis Organization</text:p>
            </text:list-item>
          </text:list>
        </text:list-item>
        <text:list-item>
          <text:p text:style-name="P3">Background</text:p>
          <text:list>
            <text:list-item>
              <text:p text:style-name="P4">What is the slide guitar?</text:p>
            </text:list-item>
            <text:list-item>
              <text:p text:style-name="P4">What is physical modeling/<text:span text:style-name="T10">digital waveguides</text:span>?</text:p>
              <text:list>
                <text:list-item>
                  <text:p text:style-name="P4">Fundamental components</text:p>
                  <text:list>
                    <text:list-item>
                      <text:p text:style-name="P6">Digital Filters</text:p>
                      <text:list>
                        <text:list-item>
                          <text:p text:style-name="P7">Transient responses</text:p>
                        </text:list-item>
                        <text:list-item>
                          <text:p text:style-name="P7">Time-varying concerns</text:p>
                        </text:list-item>
                      </text:list>
                    </text:list-item>
                    <text:list-item>
                      <text:p text:style-name="P4">Delay lines</text:p>
                      <text:list>
                        <text:list-item>
                          <text:p text:style-name="P8">Represent different waves</text:p>
                        </text:list-item>
                        <text:list-item>
                          <text:p text:style-name="P8">Derivation of single delay line model</text:p>
                        </text:list-item>
                      </text:list>
                    </text:list-item>
                    <text:list-item>
                      <text:p text:style-name="P4">Fractional delay lines</text:p>
                      <text:list>
                        <text:list-item>
                          <text:p text:style-name="P4">Lagrange approach</text:p>
                          <text:list>
                            <text:list-item>
                              <text:p text:style-name="P9">Farrow structure</text:p>
                            </text:list-item>
                          </text:list>
                        </text:list-item>
                        <text:list-item>
                          <text:p text:style-name="P4">All-pass/thiran interpolation</text:p>
                          <text:list>
                            <text:list-item>
                              <text:p text:style-name="P7">Mitigating the transient responses via cross-fading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5">How does this apply to stringed instruments?</text:p>
                </text:list-item>
              </text:list>
            </text:list-item>
            <text:list-item>
              <text:p text:style-name="P4">Apply the ideas of physical modeling to the develop of the slide guitar synthesizer</text:p>
            </text:list-item>
            <text:list-item>
              <text:p text:style-name="P4">Elaborate upon the different approaches</text:p>
              <text:list>
                <text:list-item>
                  <text:p text:style-name="P4">Basic Finnish one</text:p>
                </text:list-item>
                <text:list-item>
                  <text:p text:style-name="P4">Gianapolo’s addition<text:span text:style-name="T10">s</text:span></text:p>
                </text:list-item>
                <text:list-item>
                  <text:p text:style-name="P4">Recent finite difference approach</text:p>
                </text:list-item>
              </text:list>
            </text:list-item>
          </text:list>
        </text:list-item>
        <text:list-item>
          <text:p text:style-name="P1">Design</text:p>
          <text:list>
            <text:list-item>
              <text:p text:style-name="P1">Noise Sources</text:p>
              <text:list>
                <text:list-item>
                  <text:p text:style-name="P1">Noise Pulse Train</text:p>
                  <text:list>
                    <text:list-item>
                      <text:p text:style-name="P10">DC blocker requirement</text:p>
                      <text:list>
                        <text:list-item>
                          <text:p text:style-name="P11">Is it necessary?</text:p>
                        </text:list-item>
                        <text:list-item>
                          <text:p text:style-name="P11">Can this just be put at the beginning of the string DWG?</text:p>
                        </text:list-item>
                      </text:list>
                    </text:list-item>
                  </text:list>
                </text:list-item>
                <text:list-item>
                  <text:p text:style-name="P1">Noise “Bursts”</text:p>
                </text:list-item>
              </text:list>
            </text:list-item>
            <text:list-item>
              <text:p text:style-name="P1">Harmonic Exciters/Accenuators</text:p>
              <text:list>
                <text:list-item>
                  <text:p text:style-name="P1">HRB design</text:p>
                </text:list-item>
                <text:list-item>
                  <text:p text:style-name="P1">ResoTanh design</text:p>
                </text:list-item>
              </text:list>
            </text:list-item>
            <text:list-item>
              <text:p text:style-name="P1">Results</text:p>
              <text:list>
                <text:list-item>
                  <text:p text:style-name="P1">Affect of Tanh on ability to generate harmonics</text:p>
                </text:list-item>
                <text:list-item>
                  <text:p text:style-name="P1">Computational complexity</text:p>
                </text:list-item>
                <text:list-item>
                  <text:p text:style-name="P1">Sonic results</text:p>
                </text:list-item>
                <text:list-item>
                  <text:p text:style-name="P1">Comparison to reality</text:p>
                </text:list-item>
                <text:list-item>
                  <text:p text:style-name="P12">In context of Wound CSG</text:p>
                  <text:list>
                    <text:list-item>
                      <text:p text:style-name="P13">effects from longitudinal mode filters</text:p>
                    </text:list-item>
                  </text:list>
                </text:list-item>
              </text:list>
            </text:list-item>
            <text:list-item>
              <text:p text:style-name="P14">Effect of T60 length</text:p>
              <text:list>
                <text:list-item>
                  <text:p text:style-name="P14">too short generates more harmonics than are measured</text:p>
                </text:list-item>
                <text:list-item>
                  <text:p text:style-name="P14">too short also doesn’t generate noise which will properly stimulate the modes</text:p>
                </text:list-item>
                <text:list-item>
                  <text:p text:style-name="P14">Shorter seems to sound better</text:p>
                </text:list-item>
              </text:list>
            </text:list-item>
          </text:list>
        </text:list-item>
        <text:list-item>
          <text:p text:style-name="P15">Software Architecture</text:p>
          <text:list>
            <text:list-item>
              <text:p text:style-name="P15">Separate updating control signals from tick() to improve efficiency</text:p>
            </text:list-item>
          </text:list>
        </text:list-item>
        <text:list-item>
          <text:p text:style-name="P16"><text:soft-page-break/>Verification</text:p>
          <text:list>
            <text:list-item>
              <text:p text:style-name="P16">String DWG</text:p>
              <text:list>
                <text:list-item>
                  <text:p text:style-name="P18">Tuning</text:p>
                  <text:list>
                    <text:list-item>
                      <text:p text:style-name="P17">ACF </text:p>
                    </text:list-item>
                    <text:list-item>
                      <text:p text:style-name="P17">Parabolic Interp</text:p>
                      <text:list>
                        <text:list-item>
                          <text:list>
                            <text:list-item>
                              <text:p text:style-name="P16">Spectral leakage considerations for lower frequencies not generating harmonics which are far enough apart</text:p>
                            </text:list-item>
                            <text:list-item>
                              <text:p text:style-name="P19">Limit search range due to noise stimuli not guaranteeing the strongest resonance is the fundamental</text:p>
                            </text:list-item>
                          </text:list>
                        </text:list-item>
                        <text:list-item>
                          <text:p text:style-name="P16">Selection of parameters to perform the parabolic interpolation</text:p>
                        </text:list-item>
                        <text:list-item>
                          <text:p text:style-name="P72">Errors from parabolic interpolation</text:p>
                          <text:list>
                            <text:list-item>
                              <text:p text:style-name="P20">LoopFilter provided doesn’t decay in that fashion</text:p>
                            </text:list-item>
                            <text:list-item>
                              <text:p text:style-name="P21">Issues with range from physical limitations of the string mode<text:span text:style-name="T4">l</text:span>ling</text:p>
                            </text:list-item>
                            <text:list-item>
                              <text:p text:style-name="P24">Harmonic linking lost due to non-constant phase delay explaining why sometimes fundamental isn’t strongest resonance?</text:p>
                              <text:list>
                                <text:list-item>
                                  <text:p text:style-name="P25">LoopFilter’s non-constant phase delay creates issues verifying this here</text:p>
                                </text:list-item>
                                <text:list-item>
                                  <text:p text:style-name="P26">Even after setting fundamental to an analysis frequency and giving interp filter a constant phase delay, it still persists</text:p>
                                </text:list-item>
                                <text:list-item>
                                  <text:p text:style-name="P26">LoopFilter phase delay and random aspect of noise seem to be likely culprits to explain <text:span text:style-name="T7">thi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7">Spectrum</text:p>
                  <text:list>
                    <text:list-item>
                      <text:p text:style-name="P27">Removing DC component</text:p>
                    </text:list-item>
                  </text:list>
                </text:list-item>
              </text:list>
            </text:list-item>
            <text:list-item>
              <text:p text:style-name="P71">Contact Sound Generator</text:p>
              <text:list>
                <text:list-item>
                  <text:p text:style-name="P71">Constant slide velocity</text:p>
                </text:list-item>
                <text:list-item>
                  <text:p text:style-name="P71">Specified slide trajectory – extracted from spectrogram</text:p>
                </text:list-item>
                <text:list-item>
                  <text:p text:style-name="P71">No motion</text:p>
                </text:list-item>
                <text:list-item>
                  <text:p text:style-name="P71">Selecting of modes</text:p>
                  <text:list>
                    <text:list-item>
                      <text:p text:style-name="P71">Select longitudinal</text:p>
                    </text:list-item>
                    <text:list-item>
                      <text:p text:style-name="P71">Select harmonic component</text:p>
                    </text:list-item>
                    <text:list-item>
                      <text:p text:style-name="P71">Combine both</text:p>
                    </text:list-item>
                  </text:list>
                </text:list-item>
              </text:list>
            </text:list-item>
            <text:list-item>
              <text:p text:style-name="P71">Combined Model</text:p>
              <text:list>
                <text:list-item>
                  <text:p text:style-name="P71">Rough tests/estimates</text:p>
                </text:list-item>
              </text:list>
            </text:list-item>
          </text:list>
        </text:list-item>
        <text:list-item>
          <text:p text:style-name="P28">Irregularities of Loop Filter</text:p>
          <text:list>
            <text:list-item>
              <text:p text:style-name="P28">E string having reversed trends compared to other strings</text:p>
              <text:list>
                <text:list-item>
                  <text:p text:style-name="P29">Is the magnitude response physically viable?</text:p>
                </text:list-item>
              </text:list>
            </text:list-item>
            <text:list-item>
              <text:p text:style-name="P28">Do these match what physics would predict?</text:p>
            </text:list-item>
            <text:list-item>
              <text:p text:style-name="P28">What other aspects would they have included/captured <text:span text:style-name="T5">in the recording</text:span>?</text:p>
            </text:list-item>
            <text:list-item>
              <text:p text:style-name="P30">Physical correctness</text:p>
              <text:list>
                <text:list-item>
                  <text:p text:style-name="P31">Does decay of harmonics in general match the filters?</text:p>
                </text:list-item>
                <text:list-item>
                  <text:p text:style-name="P31"/>
                </text:list-item>
              </text:list>
            </text:list-item>
            <text:list-item>
              <text:p text:style-name="P30">Determine what max fret number ensures stability</text:p>
            </text:list-item>
          </text:list>
        </text:list-item>
        <text:list-item>
          <text:p text:style-name="P32">Controllability</text:p>
          <text:list>
            <text:list-item>
              <text:p text:style-name="P33">Matching string decay with slide velocity?</text:p>
            </text:list-item>
            <text:list-item>
              <text:p text:style-name="P34">Linearly changing pitch means non-linear f_c[n]</text:p>
            </text:list-item>
            <text:list-item>
              <text:p text:style-name="P35">Relationship of fret location to amount of windings encountered for a particular change in pitch</text:p>
            </text:list-item>
            <text:list-item>
              <text:p text:style-name="P36">Smooth L[n] control signals to avoid discontinuities</text:p>
              <text:list>
                <text:list-item>
                  <text:p text:style-name="P37">Slide velocity is based on 1<text:span text:style-name="T6">st</text:span> order derivative and controls CSG volume, want this to be natural sounding</text:p>
                </text:list-item>
                <text:list-item>
                  <text:p text:style-name="P38"><text:soft-page-break/>Linear interpolation on L[n] creates staircase function in 1<text:span text:style-name="T6">st</text:span> order derivative</text:p>
                </text:list-item>
                <text:list-item>
                  <text:p text:style-name="P39">Placement of smoothing filter as compared to original paper</text:p>
                </text:list-item>
                <text:list-item>
                  <text:p text:style-name="P40">Assumptions regarding initialization</text:p>
                </text:list-item>
                <text:list-item>
                  <text:p text:style-name="P41">Shift signal to offset delay and synchronize sounds better?</text:p>
                </text:list-item>
              </text:list>
            </text:list-item>
          </text:list>
        </text:list-item>
        <text:list-item>
          <text:p text:style-name="P42">Tuning Parameters</text:p>
          <text:list>
            <text:list-item>
              <text:p text:style-name="P43">Using mean of phasedelay</text:p>
              <text:list>
                <text:list-item>
                  <text:p text:style-name="P43">Advantages vs. Disadvantages</text:p>
                </text:list-item>
                <text:list-item>
                  <text:p text:style-name="P43">No change or a constant value</text:p>
                </text:list-item>
              </text:list>
            </text:list-item>
            <text:list-item>
              <text:p text:style-name="P44">Perceptual tuning</text:p>
              <text:list>
                <text:list-item>
                  <text:p text:style-name="P44">Perceptual fusion issue with wound CSG</text:p>
                </text:list-item>
                <text:list-item>
                  <text:p text:style-name="P44">Timing due to smoothing delay? Attack from strings doesn’t appear.</text:p>
                </text:list-item>
                <text:list-item>
                  <text:p text:style-name="P44">Compare sounds to recordings of finger noise</text:p>
                </text:list-item>
              </text:list>
            </text:list-item>
          </text:list>
        </text:list-item>
        <text:list-item>
          <text:p text:style-name="P45">Comparison to Finger Noise Recordings</text:p>
          <text:list>
            <text:list-item>
              <text:p text:style-name="P45">How is the slide different?</text:p>
            </text:list-item>
          </text:list>
        </text:list-item>
        <text:list-item>
          <text:p text:style-name="P46">Creative sound potentials</text:p>
          <text:list>
            <text:list-item>
              <text:p text:style-name="P47">Subtract the generated sounds? That created an interesting effect</text:p>
            </text:list-item>
          </text:list>
        </text:list-item>
        <text:list-item>
          <text:p text:style-name="P48">Limitations</text:p>
          <text:list>
            <text:list-item>
              <text:p text:style-name="P48">Instability with loop filter as specified at certain L[n] values</text:p>
            </text:list-item>
            <text:list-item>
              <text:p text:style-name="P22"><text:span text:style-name="T1">Reduced spectrum when starting from higher slides</text:span><text:tab/></text:p>
            </text:list-item>
            <text:list-item>
              <text:p text:style-name="P23"><text:span text:style-name="T2">One sample movement at a time when changing the </text:span><text:span text:style-name="T3">delay line limits the rate of change of pitch</text:span></text:p>
            </text:list-item>
            <text:list-item>
              <text:p text:style-name="P49">Lack of tuning precision due to IIR loop filter and its non-constant phase delay</text:p>
            </text:list-item>
            <text:list-item>
              <text:p text:style-name="P50">Only two longitudinal modes are modeled</text:p>
            </text:list-item>
          </text:list>
        </text:list-item>
        <text:list-item>
          <text:p text:style-name="P51">Realistic sounds vs. Artificially generated test scenarios</text:p>
          <text:list>
            <text:list-item>
              <text:p text:style-name="P52">Analysis of basic and more artific<text:span text:style-name="T8">i</text:span>al sounds</text:p>
            </text:list-item>
            <text:list-item>
              <text:p text:style-name="P52">Design of a “test” / “tuning” lick</text:p>
              <text:list>
                <text:list-item>
                  <text:p text:style-name="P52">Same lick could be applied to all the strings to make it easier to compare and test computationally</text:p>
                </text:list-item>
              </text:list>
            </text:list-item>
            <text:list-item>
              <text:p text:style-name="P73">Compare to F0 results of YIN algorithm</text:p>
            </text:list-item>
            <text:list-item>
              <text:p text:style-name="P73">Extract F0 curve from YIN and use as a synthesis parameter if time permits</text:p>
            </text:list-item>
          </text:list>
        </text:list-item>
        <text:list-item>
          <text:p text:style-name="P53">Computational Run-time Benchmarks</text:p>
        </text:list-item>
        <text:list-item>
          <text:p text:style-name="P54">Experimental Measurements</text:p>
          <text:list>
            <text:list-item>
              <text:p text:style-name="P55">Slide lick</text:p>
              <text:list>
                <text:list-item>
                  <text:p text:style-name="P55">Strength of individual modes seems like a slide/string dependent parameter</text:p>
                </text:list-item>
                <text:list-item>
                  <text:p text:style-name="P55">They already have filters to handle the slide part in a way</text:p>
                </text:list-item>
              </text:list>
            </text:list-item>
            <text:list-item>
              <text:p text:style-name="P56">String/slide condition</text:p>
              <text:list>
                <text:list-item>
                  <text:p text:style-name="P56">Not cleaned, and a bit old</text:p>
                </text:list-item>
                <text:list-item>
                  <text:p text:style-name="P56">Similar to normal playing conditions</text:p>
                </text:list-item>
                <text:list-item>
                  <text:p text:style-name="P56">Likely increases the coefficient of friction between the two surfaces and allows for more motion to be imparted</text:p>
                </text:list-item>
                <text:list-item>
                  <text:p text:style-name="P57">Get mass measurements of slides</text:p>
                </text:list-item>
                <text:list-item>
                  <text:p text:style-name="P58">Might impart longitudinal modes on unwound strings</text:p>
                </text:list-item>
              </text:list>
            </text:list-item>
            <text:list-item>
              <text:p text:style-name="P59">Mic Selection</text:p>
              <text:list>
                <text:list-item>
                  <text:p text:style-name="P59">AKGs have flatter response and were used by the other paper</text:p>
                </text:list-item>
                <text:list-item>
                  <text:p text:style-name="P60">Body mics would introduce transfer function between different parts of the of how the string noise gets to the location of the body mic</text:p>
                </text:list-item>
                <text:list-item>
                  <text:p text:style-name="P62">Body/<text:span text:style-name="T9">piezo mics would also influence the vibrations</text:span></text:p>
                </text:list-item>
              </text:list>
            </text:list-item>
            <text:list-item>
              <text:p text:style-name="P54">Coupling Measurements</text:p>
              <text:list>
                <text:list-item>
                  <text:p text:style-name="P63">Strings not under measurement are damped</text:p>
                </text:list-item>
                <text:list-item>
                  <text:p text:style-name="P63"><text:soft-page-break/>Slide from 7<text:span text:style-name="T6">th</text:span> fret to 12<text:span text:style-name="T6">th</text:span> fret on each string</text:p>
                </text:list-item>
                <text:list-item>
                  <text:p text:style-name="P63">Mute string with pinky of right hand first to make sure system starts from rest</text:p>
                </text:list-item>
                <text:list-item>
                  <text:p text:style-name="P63">Initial string/slide impact can impart unwanted energy into the system</text:p>
                </text:list-item>
                <text:list-item>
                  <text:p text:style-name="P64">Rectangular window is better for analysis</text:p>
                </text:list-item>
                <text:list-item>
                  <text:p text:style-name="P65">Analysis</text:p>
                  <text:list>
                    <text:list-item>
                      <text:p text:style-name="P65">Plot modes and pitch trajectory to confirm?</text:p>
                    </text:list-item>
                    <text:list-item>
                      <text:p text:style-name="P66">Relationship between winding size/density to coupling amount</text:p>
                    </text:list-item>
                    <text:list-item>
                      <text:p text:style-name="P66">Relationship between mass of slide and slide surface to coupling amount</text:p>
                    </text:list-item>
                    <text:list-item>
                      <text:p text:style-name="P66">Justification of slide coupling method design</text:p>
                    </text:list-item>
                  </text:list>
                </text:list-item>
              </text:list>
            </text:list-item>
            <text:list-item>
              <text:p text:style-name="P54">Decay Rate Measurements</text:p>
              <text:list>
                <text:list-item>
                  <text:p text:style-name="P61">Left hand damps string under measurement</text:p>
                </text:list-item>
                <text:list-item>
                  <text:p text:style-name="P61">Ear plugs not used as they change tension in the string slightly</text:p>
                </text:list-item>
                <text:list-item>
                  <text:p text:style-name="P67">Not exactly the IR but it should suffice as a mesaurement of the damping coefficient in a way</text:p>
                  <text:list>
                    <text:list-item>
                      <text:p text:style-name="P67">Knife edge doesn’t start from equilibrium position</text:p>
                    </text:list-item>
                    <text:list-item>
                      <text:p text:style-name="P67">Potential energy is released and vibration begins</text:p>
                    </text:list-item>
                  </text:list>
                </text:list-item>
              </text:list>
            </text:list-item>
            <text:list-item>
              <text:p text:style-name="P68">General wound spectrum measurments</text:p>
              <text:list>
                <text:list-item>
                  <text:p text:style-name="P68">See the notes in <text:s/>the experimental documentation v2</text:p>
                </text:list-item>
                <text:list-item>
                  <text:p text:style-name="P68">Upper strings are too thing to be able to measure using damping techqniues</text:p>
                </text:list-item>
                <text:list-item>
                  <text:p text:style-name="P68">Slides are a rigid object which creates another termination and doesn’t damp transverse vibrations as a finger tip goes</text:p>
                </text:list-item>
                <text:list-item>
                  <text:p text:style-name="P68">Rely on the measurements they made for the finger tip for this case</text:p>
                </text:list-item>
                <text:list-item>
                  <text:p text:style-name="P68">Attempt was made to cut the foam in half but it did not work</text:p>
                </text:list-item>
                <text:list-item>
                  <text:p text:style-name="P69">Upper modes</text:p>
                  <text:list>
                    <text:list-item>
                      <text:p text:style-name="P69">more are stimulated the faster the slide moves</text:p>
                    </text:list-item>
                    <text:list-item>
                      <text:p text:style-name="P69">strength of signal corresponds to mass of slide</text:p>
                    </text:list-item>
                    <text:list-item>
                      <text:p text:style-name="P70">Strentgh also seems to correspond with the winding sizes</text:p>
                      <text:list>
                        <text:list-item>
                          <text:p text:style-name="P70">E string is generally louder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0T13:35:11.594000000</meta:creation-date>
    <meta:generator>LibreOffice/7.3.7.2$Windows_X86_64 LibreOffice_project/e114eadc50a9ff8d8c8a0567d6da8f454beeb84f</meta:generator>
    <dc:date>2023-03-01T16:46:38.390000000</dc:date>
    <meta:editing-duration>P4DT5H6M42S</meta:editing-duration>
    <meta:editing-cycles>48</meta:editing-cycles>
    <meta:document-statistic meta:table-count="0" meta:image-count="0" meta:object-count="0" meta:page-count="4" meta:paragraph-count="162" meta:word-count="1191" meta:character-count="7101" meta:non-whitespace-character-count="6228"/>
  </office:meta>
</office:document-meta>
</file>